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ppleSystemUIFont" svg:font-family=".AppleSystemUIFont"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ppleSystemUIFont1" svg:font-family=".AppleSystemUIFon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6ed7d1"/>
    </style:style>
    <style:style style:name="P2" style:family="paragraph" style:parent-style-name="Text_20_body">
      <style:text-properties fo:font-style="normal" officeooo:rsid="0052c6f1" fo:background-color="transparent" style:font-style-asian="normal" style:font-style-complex="normal"/>
    </style:style>
    <style:style style:name="P3" style:family="paragraph" style:parent-style-name="Text_20_body">
      <style:text-properties officeooo:rsid="0052c6f1" fo:background-color="transparent"/>
    </style:style>
    <style:style style:name="P4" style:family="paragraph" style:parent-style-name="Footer">
      <style:paragraph-properties fo:text-align="center" style:justify-single-word="false"/>
    </style:style>
    <style:style style:name="P5" style:family="paragraph" style:parent-style-name="Text_20_body">
      <style:text-properties officeooo:paragraph-rsid="0052c6f1"/>
    </style:style>
    <style:style style:name="P6" style:family="paragraph" style:parent-style-name="Text_20_body">
      <style:text-properties fo:background-color="transparent"/>
    </style:style>
    <style:style style:name="P7" style:family="paragraph" style:parent-style-name="Text_20_body">
      <style:text-properties officeooo:paragraph-rsid="004ec7e3" fo:background-color="transparent"/>
    </style:style>
    <style:style style:name="P8" style:family="paragraph" style:parent-style-name="Text_20_body">
      <style:text-properties fo:font-weight="bold" officeooo:paragraph-rsid="002fa12f" fo:background-color="transparent" style:font-weight-asian="bold" style:font-weight-complex="bold"/>
    </style:style>
    <style:style style:name="P9" style:family="paragraph" style:parent-style-name="Text_20_body">
      <style:text-properties fo:language="en" fo:country="US" fo:font-style="normal" style:font-style-asian="normal" style:font-style-complex="normal"/>
    </style:style>
    <style:style style:name="P10" style:family="paragraph" style:parent-style-name="Text_20_body">
      <style:text-properties fo:language="en" fo:country="US" fo:font-style="normal" officeooo:paragraph-rsid="002fa12f" style:font-style-asian="normal" style:font-style-complex="normal"/>
    </style:style>
    <style:style style:name="P11" style:family="paragraph" style:parent-style-name="Text_20_body">
      <style:text-properties officeooo:paragraph-rsid="00294b7b"/>
    </style:style>
    <style:style style:name="P12" style:family="paragraph" style:parent-style-name="Text_20_body">
      <style:paragraph-properties fo:text-align="start" style:justify-single-word="false">
        <style:tab-stops>
          <style:tab-stop style:position="0.794cm"/>
          <style:tab-stop style:position="2.302cm"/>
          <style:tab-stop style:position="3.598cm"/>
          <style:tab-stop style:position="5.292cm"/>
          <style:tab-stop style:position="6.694cm"/>
          <style:tab-stop style:position="12.806cm"/>
          <style:tab-stop style:position="13.6cm"/>
          <style:tab-stop style:position="14.711cm"/>
          <style:tab-stop style:position="15.293cm"/>
        </style:tab-stops>
      </style:paragraph-properties>
      <style:text-properties officeooo:rsid="00294b7b" officeooo:paragraph-rsid="00294b7b"/>
    </style:style>
    <style:style style:name="P13" style:family="paragraph" style:parent-style-name="Text_20_body">
      <style:text-properties style:use-window-font-color="true" fo:font-weight="bold" officeooo:rsid="00287577" officeooo:paragraph-rsid="00287577" style:font-weight-asian="bold" style:font-weight-complex="bold"/>
    </style:style>
    <style:style style:name="P14" style:family="paragraph" style:parent-style-name="Text_20_body">
      <style:text-properties officeooo:rsid="003d7a10" officeooo:paragraph-rsid="003ea82a"/>
    </style:style>
    <style:style style:name="P15" style:family="paragraph" style:parent-style-name="Text_20_body">
      <style:text-properties officeooo:rsid="0045e13b" officeooo:paragraph-rsid="0045e13b"/>
    </style:style>
    <style:style style:name="P16" style:family="paragraph" style:parent-style-name="Text_20_body">
      <style:text-properties officeooo:rsid="00473791" officeooo:paragraph-rsid="00473791"/>
    </style:style>
    <style:style style:name="P17" style:family="paragraph" style:parent-style-name="Text_20_body">
      <style:text-properties officeooo:paragraph-rsid="004b4816"/>
    </style:style>
    <style:style style:name="P18" style:family="paragraph" style:parent-style-name="Text_20_body">
      <style:text-properties officeooo:paragraph-rsid="004bee25"/>
    </style:style>
    <style:style style:name="P19" style:family="paragraph" style:parent-style-name="Text_20_body">
      <style:text-properties fo:font-weight="normal" officeooo:paragraph-rsid="004bee25" style:font-weight-asian="normal" style:font-weight-complex="normal"/>
    </style:style>
    <style:style style:name="P20" style:family="paragraph" style:parent-style-name="Text_20_body">
      <style:text-properties fo:font-weight="normal" fo:background-color="transparent" style:font-weight-asian="normal" style:font-weight-complex="normal"/>
    </style:style>
    <style:style style:name="P21" style:family="paragraph" style:parent-style-name="Text_20_body">
      <style:paragraph-properties fo:margin-left="0cm" fo:margin-right="0cm" fo:orphans="2" fo:widows="2" fo:text-indent="0cm" style:auto-text-indent="false"/>
      <style:text-properties officeooo:rsid="005e58ec" officeooo:paragraph-rsid="0064513b"/>
    </style:style>
    <style:style style:name="P22" style:family="paragraph" style:parent-style-name="Heading_20_1">
      <style:text-properties officeooo:paragraph-rsid="0064513b"/>
    </style:style>
    <style:style style:name="P23" style:family="paragraph" style:parent-style-name="Heading_20_1">
      <style:text-properties officeooo:paragraph-rsid="0057681d"/>
    </style:style>
    <style:style style:name="P24" style:family="paragraph" style:parent-style-name="Heading_20_1">
      <style:text-properties officeooo:rsid="00523b9f" officeooo:paragraph-rsid="00523b9f"/>
    </style:style>
    <style:style style:name="P25" style:family="paragraph" style:parent-style-name="Heading_20_1">
      <style:paragraph-properties fo:margin-left="0cm" fo:margin-right="0cm" fo:orphans="2" fo:widows="2" fo:text-indent="0cm" style:auto-text-indent="false"/>
      <style:text-properties officeooo:rsid="005e58ec" officeooo:paragraph-rsid="0064513b"/>
    </style:style>
    <style:style style:name="P26" style:family="paragraph" style:parent-style-name="Heading_20_1">
      <style:paragraph-properties fo:margin-left="0cm" fo:margin-right="0cm" fo:text-indent="0cm" style:auto-text-indent="false"/>
      <style:text-properties officeooo:paragraph-rsid="001ef8a3" fo:background-color="transparent"/>
    </style:style>
    <style:style style:name="P27" style:family="paragraph" style:parent-style-name="Text_20_body" style:list-style-name="L1">
      <style:text-properties officeooo:rsid="005ff986" officeooo:paragraph-rsid="0066c707" fo:background-color="transparent"/>
    </style:style>
    <style:style style:name="P28" style:family="paragraph" style:parent-style-name="Text_20_body">
      <style:text-properties officeooo:rsid="0052c6f1" fo:background-color="transparent"/>
    </style:style>
    <style:style style:name="P29" style:family="paragraph" style:parent-style-name="Text_20_body" style:list-style-name="L1">
      <style:text-properties officeooo:rsid="005cdc21" officeooo:paragraph-rsid="0066c707"/>
    </style:style>
    <style:style style:name="P30" style:family="paragraph" style:parent-style-name="Text_20_body" style:list-style-name="L1">
      <style:text-properties officeooo:rsid="005cdc21" officeooo:paragraph-rsid="0064513b"/>
    </style:style>
    <style:style style:name="P31" style:family="paragraph" style:parent-style-name="Text_20_body" style:list-style-name="L1">
      <style:text-properties officeooo:rsid="005ff986" officeooo:paragraph-rsid="0066c707"/>
    </style:style>
    <style:style style:name="P32" style:family="paragraph" style:parent-style-name="Text_20_body">
      <style:text-properties officeooo:paragraph-rsid="003ea82a"/>
    </style:style>
    <style:style style:name="P33" style:family="paragraph" style:parent-style-name="Text_20_body">
      <style:text-properties officeooo:rsid="006cc495" officeooo:paragraph-rsid="006cc495"/>
    </style:style>
    <style:style style:name="P34" style:family="paragraph" style:parent-style-name="Text_20_body">
      <style:text-properties officeooo:rsid="006cedbf" officeooo:paragraph-rsid="006cedbf"/>
    </style:style>
    <style:style style:name="P35" style:family="paragraph" style:parent-style-name="Text_20_body">
      <style:text-properties fo:font-style="normal" officeooo:paragraph-rsid="006ed7d1" style:font-style-asian="normal" style:font-style-complex="normal"/>
    </style:style>
    <style:style style:name="P36" style:family="paragraph" style:parent-style-name="Text_20_body">
      <style:text-properties fo:font-style="normal" officeooo:rsid="0052c6f1" fo:background-color="transparent" style:font-style-asian="normal" style:font-style-complex="normal"/>
    </style:style>
    <style:style style:name="P37" style:family="paragraph" style:parent-style-name="Text_20_body">
      <style:text-properties officeooo:paragraph-rsid="006ed7d1"/>
    </style:style>
    <style:style style:name="P3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officeooo:rsid="004502dc" style:font-style-asian="normal" style:font-style-complex="normal"/>
    </style:style>
    <style:style style:name="T3" style:family="text">
      <style:text-properties officeooo:rsid="003d6517"/>
    </style:style>
    <style:style style:name="T4" style:family="text">
      <style:text-properties officeooo:rsid="005cb85d"/>
    </style:style>
    <style:style style:name="T5" style:family="text">
      <style:text-properties officeooo:rsid="005ff986"/>
    </style:style>
    <style:style style:name="T6" style:family="text">
      <style:text-properties fo:background-color="#ffffff" loext:char-shading-value="0"/>
    </style:style>
    <style:style style:name="T7" style:family="text">
      <style:text-properties officeooo:rsid="0030733c" fo:background-color="#ffffff" loext:char-shading-value="0"/>
    </style:style>
    <style:style style:name="T8" style:family="text">
      <style:text-properties officeooo:rsid="0059a353" fo:background-color="#ffffff" loext:char-shading-value="0"/>
    </style:style>
    <style:style style:name="T9" style:family="text">
      <style:text-properties officeooo:rsid="0052c6f1" fo:background-color="#ffffff" loext:char-shading-value="0"/>
    </style:style>
    <style:style style:name="T10" style:family="text">
      <style:text-properties officeooo:rsid="0057681d"/>
    </style:style>
    <style:style style:name="T11" style:family="text">
      <style:text-properties officeooo:rsid="0030733c"/>
    </style:style>
    <style:style style:name="T12" style:family="text">
      <style:text-properties officeooo:rsid="002fa12f"/>
    </style:style>
    <style:style style:name="T13" style:family="text">
      <style:text-properties fo:language="en" fo:country="US"/>
    </style:style>
    <style:style style:name="T14" style:family="text">
      <style:text-properties fo:language="en" fo:country="US" fo:font-style="normal" fo:font-weight="normal" style:font-style-asian="normal" style:font-weight-asian="normal" style:font-style-complex="normal" style:font-weight-complex="normal"/>
    </style:style>
    <style:style style:name="T15" style:family="text">
      <style:text-properties fo:language="en" fo:country="US" fo:font-style="normal" fo:font-weight="normal" officeooo:rsid="002fa12f" style:font-style-asian="normal" style:font-weight-asian="normal" style:font-style-complex="normal" style:font-weight-complex="normal"/>
    </style:style>
    <style:style style:name="T16" style:family="text">
      <style:text-properties fo:language="en" fo:country="US" fo:font-style="normal" fo:font-weight="normal" officeooo:rsid="0031e05f" style:font-style-asian="normal" style:font-weight-asian="normal" style:font-style-complex="normal" style:font-weight-complex="normal"/>
    </style:style>
    <style:style style:name="T17" style:family="text">
      <style:text-properties fo:language="en" fo:country="US" fo:font-style="normal" style:font-style-asian="normal" style:font-style-complex="normal"/>
    </style:style>
    <style:style style:name="T18" style:family="text">
      <style:text-properties fo:language="en" fo:country="US" fo:font-style="normal" fo:font-weight="bold" style:font-style-asian="normal" style:font-weight-asian="bold" style:font-style-complex="normal" style:font-weight-complex="bold"/>
    </style:style>
    <style:style style:name="T19" style:family="text">
      <style:text-properties fo:language="en" fo:country="US" fo:font-style="italic" style:font-style-asian="italic" style:font-style-complex="italic"/>
    </style:style>
    <style:style style:name="T20" style:family="text">
      <style:text-properties fo:language="en" fo:country="US" officeooo:rsid="003d8e27"/>
    </style:style>
    <style:style style:name="T21" style:family="text">
      <style:text-properties fo:language="en" fo:country="US" officeooo:rsid="003ea82a"/>
    </style:style>
    <style:style style:name="T22" style:family="text">
      <style:text-properties fo:language="en" fo:country="US" officeooo:rsid="00408c8e"/>
    </style:style>
    <style:style style:name="T23" style:family="text">
      <style:text-properties fo:language="en" fo:country="US" officeooo:rsid="0042629a"/>
    </style:style>
    <style:style style:name="T24" style:family="text">
      <style:text-properties fo:language="en" fo:country="US" officeooo:rsid="006cedbf"/>
    </style:style>
    <style:style style:name="T25" style:family="text">
      <style:text-properties fo:language="en" fo:country="US" officeooo:rsid="006ed7d1"/>
    </style:style>
    <style:style style:name="T26" style:family="text">
      <style:text-properties fo:language="en" fo:country="US" fo:font-weight="bold" style:font-weight-asian="bold" style:font-weight-complex="bold"/>
    </style:style>
    <style:style style:name="T27" style:family="text">
      <style:text-properties fo:language="en" fo:country="US" officeooo:rsid="00700feb"/>
    </style:style>
    <style:style style:name="T28" style:family="text">
      <style:text-properties fo:language="cs" fo:country="CZ" fo:font-style="italic" style:font-style-asian="italic" style:font-style-complex="italic"/>
    </style:style>
    <style:style style:name="T29" style:family="text">
      <style:text-properties fo:language="cs" fo:country="CZ" fo:font-style="normal" style:font-style-asian="normal" style:font-style-complex="normal"/>
    </style:style>
    <style:style style:name="T30" style:family="text">
      <style:text-properties fo:font-style="italic" style:font-style-asian="italic" style:font-style-complex="italic"/>
    </style:style>
    <style:style style:name="T31" style:family="text">
      <style:text-properties fo:font-style="italic" officeooo:rsid="00294b7b" style:font-style-asian="italic" style:font-style-complex="italic"/>
    </style:style>
    <style:style style:name="T32" style:family="text">
      <style:text-properties fo:font-style="normal" style:font-style-asian="normal" style:font-style-complex="normal"/>
    </style:style>
    <style:style style:name="T33" style:family="text">
      <style:text-properties fo:font-style="normal" officeooo:rsid="001c85ce" style:font-style-asian="normal" style:font-style-complex="normal"/>
    </style:style>
    <style:style style:name="T34" style:family="text">
      <style:text-properties fo:font-style="normal" officeooo:rsid="00228907" style:font-style-asian="normal" style:font-style-complex="normal"/>
    </style:style>
    <style:style style:name="T35" style:family="text">
      <style:text-properties fo:font-style="normal" officeooo:rsid="00287577" style:font-style-asian="normal" style:font-style-complex="normal"/>
    </style:style>
    <style:style style:name="T36" style:family="text">
      <style:text-properties fo:font-style="normal" officeooo:rsid="00354597" style:font-style-asian="normal" style:font-style-complex="normal"/>
    </style:style>
    <style:style style:name="T37" style:family="text">
      <style:text-properties fo:font-style="normal" officeooo:rsid="004502dc" style:font-style-asian="normal" style:font-style-complex="normal"/>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fo:font-weight="normal" officeooo:rsid="002fa12f" style:font-style-asian="normal" style:font-weight-asian="normal" style:font-style-complex="normal" style:font-weight-complex="normal"/>
    </style:style>
    <style:style style:name="T40" style:family="text">
      <style:text-properties fo:font-style="normal" fo:font-weight="normal" officeooo:rsid="00340044" style:font-style-asian="normal" style:font-weight-asian="normal" style:font-style-complex="normal" style:font-weight-complex="normal"/>
    </style:style>
    <style:style style:name="T41" style:family="text">
      <style:text-properties fo:font-style="normal" fo:background-color="#ffffff" loext:char-shading-value="0" style:font-style-asian="normal" style:font-style-complex="normal"/>
    </style:style>
    <style:style style:name="T42" style:family="text">
      <style:text-properties fo:font-style="normal" officeooo:rsid="006243a8" fo:background-color="#ffffff" loext:char-shading-value="0" style:font-style-asian="normal" style:font-style-complex="normal"/>
    </style:style>
    <style:style style:name="T43" style:family="text">
      <style:text-properties fo:font-weight="normal" style:font-weight-asian="normal" style:font-weight-complex="normal"/>
    </style:style>
    <style:style style:name="T44" style:family="text">
      <style:text-properties fo:font-weight="normal" officeooo:rsid="00214bcf" style:font-weight-asian="normal" style:font-weight-complex="normal"/>
    </style:style>
    <style:style style:name="T45" style:family="text">
      <style:text-properties fo:font-weight="normal" officeooo:rsid="004bee25" style:font-weight-asian="normal" style:font-weight-complex="normal"/>
    </style:style>
    <style:style style:name="T46" style:family="text">
      <style:text-properties fo:font-weight="bold" officeooo:rsid="0049619e" style:font-weight-asian="bold" style:font-weight-complex="bold"/>
    </style:style>
    <style:style style:name="T47" style:family="text">
      <style:text-properties fo:font-weight="bold" officeooo:rsid="00699574" style:font-weight-asian="bold" style:font-weight-complex="bold"/>
    </style:style>
    <style:style style:name="T48" style:family="text">
      <style:text-properties style:text-position="sub 58%" fo:font-style="normal" fo:font-weight="normal" style:font-style-asian="normal" style:font-weight-asian="normal" style:font-style-complex="normal" style:font-weight-complex="normal"/>
    </style:style>
    <style:style style:name="T49" style:family="text">
      <style:text-properties officeooo:rsid="00187ff5"/>
    </style:style>
    <style:style style:name="T50" style:family="text">
      <style:text-properties officeooo:rsid="00228907"/>
    </style:style>
    <style:style style:name="T51" style:family="text">
      <style:text-properties officeooo:rsid="0026e891"/>
    </style:style>
    <style:style style:name="T52" style:family="text">
      <style:text-properties officeooo:rsid="00294b7b"/>
    </style:style>
    <style:style style:name="T53" style:family="text">
      <style:text-properties officeooo:rsid="002a26cb"/>
    </style:style>
    <style:style style:name="T54" style:family="text">
      <style:text-properties officeooo:rsid="003d6517"/>
    </style:style>
    <style:style style:name="T55" style:family="text">
      <style:text-properties officeooo:rsid="00472544"/>
    </style:style>
    <style:style style:name="T56" style:family="text">
      <style:text-properties officeooo:rsid="0047d001"/>
    </style:style>
    <style:style style:name="T57" style:family="text">
      <style:text-properties officeooo:rsid="0048a743"/>
    </style:style>
    <style:style style:name="T58" style:family="text">
      <style:text-properties officeooo:rsid="0049619e"/>
    </style:style>
    <style:style style:name="T59" style:family="text">
      <style:text-properties officeooo:rsid="004d63e3"/>
    </style:style>
    <style:style style:name="T60" style:family="text">
      <style:text-properties officeooo:rsid="004e91ae"/>
    </style:style>
    <style:style style:name="T61" style:family="text">
      <style:text-properties officeooo:rsid="0060d1fd"/>
    </style:style>
    <style:style style:name="T62" style:family="text">
      <style:text-properties officeooo:rsid="0064513b"/>
    </style:style>
    <style:style style:name="T63" style:family="text">
      <style:text-properties officeooo:rsid="0066c707"/>
    </style:style>
    <style:style style:name="T64" style:family="text">
      <style:text-properties fo:background-color="transparent" loext:char-shading-value="0"/>
    </style:style>
    <style:style style:name="T65" style:family="text">
      <style:text-properties officeooo:rsid="006243a8" fo:background-color="transparent" loext:char-shading-value="0"/>
    </style:style>
    <style:style style:name="T66" style:family="text">
      <style:text-properties officeooo:rsid="006ed7d1"/>
    </style:style>
    <style:style style:name="T67" style:family="text">
      <style:text-properties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8" style:family="text">
      <style:text-properties style:use-window-font-color="true" style:text-outline="false" style:text-line-through-style="none" style:text-line-through-type="none" style:text-position="0% 100%" style:font-name="Liberation Serif" fo:font-size="10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0" style:family="text">
      <style:text-properties style:use-window-font-color="true" style:text-outline="false" style:text-line-through-style="none" style:text-line-through-type="none" style:text-position="0% 100%" style:font-name=".AppleSystemUIFont"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1" style:family="text">
      <style:text-properties style:font-name=".AppleSystemUIFont" fo:font-size="10pt" fo:language="en" fo:country="US" style:language-asian="zh" style:country-asian="CN" style:language-complex="hi" style:country-complex="IN"/>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423122032" text:id="ct423122032">
          <text:insertion>
            <office:change-info>
              <dc:creator>Daniel Zeman</dc:creator>
              <dc:date>2016-12-06T18:29:00</dc:date>
            </office:change-info>
          </text:insertion>
        </text:changed-region>
        <text:changed-region xml:id="ct527139840" text:id="ct527139840">
          <text:insertion>
            <office:change-info>
              <dc:creator>Daniel Zeman</dc:creator>
              <dc:date>2016-12-06T20:48:00</dc:date>
            </office:change-info>
          </text:insertion>
        </text:changed-region>
        <text:changed-region xml:id="ct527139960" text:id="ct527139960">
          <text:insertion>
            <office:change-info>
              <dc:creator>Daniel Zeman</dc:creator>
              <dc:date>2016-12-06T20:49:00</dc:date>
            </office:change-info>
          </text:insertion>
        </text:changed-region>
        <text:changed-region xml:id="ct527139240" text:id="ct527139240">
          <text:insertion>
            <office:change-info>
              <dc:creator>Daniel Zeman</dc:creator>
              <dc:date>2016-12-06T20:50:00</dc:date>
            </office:change-info>
          </text:insertion>
        </text:changed-region>
        <text:changed-region xml:id="ct527139600" text:id="ct527139600">
          <text:insertion>
            <office:change-info>
              <dc:creator>Daniel Zeman</dc:creator>
              <dc:date>2016-12-06T20:52:00</dc:date>
            </office:change-info>
          </text:insertion>
        </text:changed-region>
        <text:changed-region xml:id="ct527139120" text:id="ct527139120">
          <text:insertion>
            <office:change-info>
              <dc:creator>Daniel Zeman</dc:creator>
              <dc:date>2016-12-06T20:53:00</dc:date>
            </office:change-info>
          </text:insertion>
        </text:changed-region>
        <text:changed-region xml:id="ct527142000" text:id="ct527142000">
          <text:insertion>
            <office:change-info>
              <dc:creator>Daniel Zeman</dc:creator>
              <dc:date>2016-12-06T20:55:00</dc:date>
            </office:change-info>
          </text:insertion>
        </text:changed-region>
        <text:changed-region xml:id="ct527142120" text:id="ct527142120">
          <text:insertion>
            <office:change-info>
              <dc:creator>Daniel Zeman</dc:creator>
              <dc:date>2016-12-06T20:56:00</dc:date>
            </office:change-info>
          </text:insertion>
        </text:changed-region>
        <text:changed-region xml:id="ct527139720" text:id="ct527139720">
          <text:insertion>
            <office:change-info>
              <dc:creator>Daniel Zeman</dc:creator>
              <dc:date>2016-12-06T20:59:00</dc:date>
            </office:change-info>
          </text:insertion>
        </text:changed-region>
        <text:changed-region xml:id="ct527139480" text:id="ct527139480">
          <text:insertion>
            <office:change-info>
              <dc:creator>Daniel Zeman</dc:creator>
              <dc:date>2016-12-06T21:00:00</dc:date>
            </office:change-info>
          </text:insertion>
        </text:changed-region>
        <text:changed-region xml:id="ct423122872" text:id="ct423122872">
          <text:insertion>
            <office:change-info>
              <dc:creator>Daniel Zeman</dc:creator>
              <dc:date>2016-12-06T21:01:00</dc:date>
            </office:change-info>
          </text:insertion>
        </text:changed-region>
        <text:changed-region xml:id="ct423123352" text:id="ct423123352">
          <text:insertion>
            <office:change-info>
              <dc:creator>Daniel Zeman</dc:creator>
              <dc:date>2016-12-06T21:02:00</dc:date>
            </office:change-info>
          </text:insertion>
        </text:changed-region>
        <text:changed-region xml:id="ct527140680" text:id="ct527140680">
          <text:insertion>
            <office:change-info>
              <dc:creator>Daniel Zeman</dc:creator>
              <dc:date>2016-12-06T21:04:00</dc:date>
            </office:change-info>
          </text:insertion>
        </text:changed-region>
        <text:changed-region xml:id="ct527141280" text:id="ct527141280">
          <text:insertion>
            <office:change-info>
              <dc:creator>Daniel Zeman</dc:creator>
              <dc:date>2016-12-06T21:05:00</dc:date>
            </office:change-info>
          </text:insertion>
        </text:changed-region>
        <text:changed-region xml:id="ct527141160" text:id="ct527141160">
          <text:insertion>
            <office:change-info>
              <dc:creator>Daniel Zeman</dc:creator>
              <dc:date>2016-12-06T21:07:00</dc:date>
            </office:change-info>
          </text:insertion>
        </text:changed-region>
        <text:changed-region xml:id="ct527140080" text:id="ct527140080">
          <text:insertion>
            <office:change-info>
              <dc:creator>Daniel Zeman</dc:creator>
              <dc:date>2016-12-06T21:08:00</dc:date>
            </office:change-info>
          </text:insertion>
        </text:changed-region>
        <text:changed-region xml:id="ct527141520" text:id="ct527141520">
          <text:insertion>
            <office:change-info>
              <dc:creator>Daniel Zeman</dc:creator>
              <dc:date>2016-12-06T21:09:00</dc:date>
            </office:change-info>
          </text:insertion>
        </text:changed-region>
        <text:changed-region xml:id="ct527140440" text:id="ct527140440">
          <text:insertion>
            <office:change-info>
              <dc:creator>Daniel Zeman</dc:creator>
              <dc:date>2016-12-06T21:10:00</dc:date>
            </office:change-info>
          </text:insertion>
        </text:changed-region>
        <text:changed-region xml:id="ct527142840" text:id="ct527142840">
          <text:insertion>
            <office:change-info>
              <dc:creator>Daniel Zeman</dc:creator>
              <dc:date>2016-12-06T21:12:00</dc:date>
            </office:change-info>
          </text:insertion>
        </text:changed-region>
        <text:changed-region xml:id="ct527142480" text:id="ct527142480">
          <text:deletion>
            <office:change-info>
              <dc:creator>Daniel Zeman</dc:creator>
              <dc:date>2016-12-06T21:11:00</dc:date>
            </office:change-info>
            <text:p text:style-name="P1"><text:span text:style-name="T1"><text:s/>There will be multiple test sets in various languages but all data sets will adhere to the common annotation style of UD </text:span><text:span text:style-name="T2">v2</text:span><text:span text:style-name="T1">.</text:span></text:p>
          </text:deletion>
        </text:changed-region>
        <text:changed-region xml:id="ct527145840" text:id="ct527145840">
          <text:deletion>
            <office:change-info>
              <dc:creator>Daniel Zeman</dc:creator>
              <dc:date>2016-12-06T21:17:00</dc:date>
            </office:change-info>
            <text:p text:style-name="P1"><text:span text:style-name="T1"><text:s/>for everyone</text:span></text:p>
          </text:deletion>
        </text:changed-region>
        <text:changed-region xml:id="ct527141880" text:id="ct527141880">
          <text:deletion>
            <office:change-info>
              <dc:creator>Daniel Zeman</dc:creator>
              <dc:date>2016-12-06T21:12:00</dc:date>
            </office:change-info>
            <text:p text:style-name="P2"><text:span text:style-name="T3">There will be no</text:span> separate open and closed tracks. Instead, we <text:span text:style-name="T3">will</text:span> include every system in a single track, which will be formally closed, but where the list of permitted resources is rather broad.</text:p>
            <text:p text:style-name="P3"/>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oNLL 2017 Shared Task:<text:line-break/><text:span text:style-name="T49">Multilingual Parsing from Raw Text to Universal Dependencies</text:span></text:p>
      <text:p text:style-name="P13"/>
      <text:h text:style-name="P25" text:outline-level="1">Contacts and URLs</text:h>
      <text:p text:style-name="P21"><text:span text:style-name="T62">W</text:span>ebsite: <text:a xlink:type="simple" xlink:href="http://universaldependencies.org/conll17/" text:style-name="Internet_20_link" text:visited-style-name="Visited_20_Internet_20_Link"><text:span text:style-name="T10">http://universaldependencies.org/conll17</text:span></text:a></text:p>
      <text:p text:style-name="P21">Email contact: <text:a xlink:type="simple" xlink:href="mailto:ud-conll-shared-task@gmail.com" text:style-name="Internet_20_link" text:visited-style-name="Visited_20_Internet_20_Link"><text:span text:style-name="T10">ud.conll.shared.task.</text:span></text:a><text:a xlink:type="simple" xlink:href="mailto:ud-conll-shared-task@gmail.com" text:style-name="Internet_20_link" text:visited-style-name="Visited_20_Internet_20_Link">2017</text:a><text:a xlink:type="simple" xlink:href="mailto:ud-conll-shared-task@gmail.com" text:style-name="Internet_20_link" text:visited-style-name="Visited_20_Internet_20_Link"><text:span text:style-name="T10">@gmail.com</text:span></text:a></text:p>
      <text:h text:style-name="P22" text:outline-level="1">Description of the Shared Task</text:h>
      <text:p text:style-name="P14"><text:span text:style-name="T13">Ten years ago, two CoNLL shared tasks were a major milestone for parsing research in general and dependency parsing in particular. </text:span><text:span text:style-name="T20">For the first time dependency treebanks in more than ten languages were available for learning parsers; many of them were used in follow-up work, evaluating parsers on multiple languages became a standard; and multiple state-of-the art, open-source parsers became available, facilitating production of dependency structures to be used in downstream application</text:span><text:span text:style-name="T21">s. </text:span><text:span text:style-name="T22">While the 2006 &amp; 2007 tasks were extremely important in setting the scene for the following years, there were also limitations that complicated application of their results: 1. gold-standard tokenization and tags in the test data moved the task</text:span><text:span text:style-name="T23">s</text:span><text:span text:style-name="T22"> away from real-world scenarios, and 2. </text:span><text:span text:style-name="T23">incompatible annotation schemes made cross-linguistic comparison impossible. </text:span><text:span text:style-name="T21">CoNLL 2017 will pick up the threads of </text:span><text:span text:style-name="T23">the pioneering tasks and address the two issues just mentioned.</text:span></text:p>
      <text:p text:style-name="P32"><text:span text:style-name="T51">The focus of the 2017 task is learning syntactic dependency parsers that can work in a real-world setting, starting from raw text, and that can work over many typologically different languages, even surprise languages for which there is little or no training data, by exploiting a common syntactic annotation standard.</text:span> This task has been made possible by the Universal Dependencies initiative <text:span text:style-name="T1">(</text:span><text:span text:style-name="T35">UD, </text:span><text:a xlink:type="simple" xlink:href="http://universaldependencies.org/" text:style-name="Internet_20_link" text:visited-style-name="Visited_20_Internet_20_Link"><text:span text:style-name="T1">http://universaldependencies.org/</text:span></text:a><text:span text:style-name="T1">)</text:span>, which has developed treebanks for 40+ languages with cross-linguistically consistent annotation and recoverability of the original raw texts. <text:span text:style-name="T4">For the Shared Task, the annotation scheme called “Universal Dependencies version 2”, or “UD v2” for short will be used.</text:span><text:change-start text:change-id="ct423122032"/></text:p>
      <text:p text:style-name="P33"><text:change-end text:change-id="ct423122032"/><text:change-start text:change-id="ct527139840"/><text:span text:style-name="T13">Participants will get UD treebanks in many languages, with raw text, gold</text:span><text:change-end text:change-id="ct527139840"/><text:change-start text:change-id="ct527139960"/><text:span text:style-name="T13">-standard sentence and word segmentation, POS tags, dependency relations, and in many cases also lemmas + morphological features.</text:span><text:change-end text:change-id="ct527139960"/><text:change-start text:change-id="ct527139240"/><text:span text:style-name="T13"> </text:span><text:change-end text:change-id="ct527139240"/><text:change-start text:change-id="ct527139600"/><text:span text:style-name="T13">The</text:span><text:change-end text:change-id="ct527139600"/><text:change-start text:change-id="ct527139120"/><text:span text:style-name="T13"> test data will contain none of the gold-standard annotations</text:span><text:change-end text:change-id="ct527139120"/><text:change-start text:change-id="ct527142000"/><text:span text:style-name="T13">, </text:span><text:span text:style-name="T24">but baseline predicted segmenta</text:span><text:change-end text:change-id="ct527142000"/><text:change-start text:change-id="ct527142120"/><text:span text:style-name="T24">tion and POS tags will be available.</text:span><text:change-end text:change-id="ct527142120"/><text:change-start text:change-id="ct527139720"/><text:span text:style-name="T24"> Labeled attachment score (LAS) will be computed for</text:span><text:change-end text:change-id="ct527139720"/><text:change-start text:change-id="ct527139480"/><text:span text:style-name="T24"> every test set, and the macro-average of the scores over all test sets will provide the main </text:span><text:change-end text:change-id="ct527139480"/><text:change-start text:change-id="ct423122872"/><text:span text:style-name="T24">system ranking.</text:span><text:change-end text:change-id="ct423122872"/><text:change-start text:change-id="ct423123352"/></text:p>
      <text:p text:style-name="P34"><text:span text:style-name="T24">T</text:span><text:span text:style-name="T13">he test sets will include a few </text:span><text:span text:style-name="T26">surprise languages</text:span><text:change-end text:change-id="ct423123352"/><text:change-start text:change-id="ct527140680"/><text:span text:style-name="T26">.</text:span><text:span text:style-name="T13"> </text:span><text:span text:style-name="T25">We will </text:span><text:change-end text:change-id="ct527140680"/><text:change-start text:change-id="ct527141280"/><text:span text:style-name="T25">not provide training data for these languages, only a small sample shortly before the test phase. </text:span><text:change-end text:change-id="ct527141280"/><text:change-start text:change-id="ct527141160"/><text:span text:style-name="T25">To succeed in parsing these languages, systems will have to </text:span><text:change-end text:change-id="ct527141160"/><text:change-start text:change-id="ct527140080"/><text:span text:style-name="T25">employ low-resource language techniques, </text:span><text:change-end text:change-id="ct527140080"/><text:change-start text:change-id="ct527141520"/><text:span text:style-name="T25">utilizing </text:span><text:change-end text:change-id="ct527141520"/><text:change-start text:change-id="ct527140440"/><text:span text:style-name="T25">data from other languages.</text:span><text:change-end text:change-id="ct527140440"/></text:p>
      <text:p text:style-name="P35"><text:change-start text:change-id="ct527142840"/><text:span text:style-name="T3">There will be no</text:span> separate open and closed tracks. Instead, we <text:span text:style-name="T3">will</text:span> include every system in a single track, which will be formally closed, but where the list of permitted resources is rather broad <text:span text:style-name="T66">and includes large raw corpora and parallel corpora (see the Data description).</text:span></text:p>
      <text:p text:style-name="P1"><text:change-end text:change-id="ct527142840"/>Participating systems will have to find labeled syntactic dependencies between words, i.e. a <text:span text:style-name="T1">syntactic</text:span><text:span text:style-name="T30"> head</text:span><text:span text:style-name="T1"> for each word, and a </text:span><text:span text:style-name="T30">label</text:span><text:span text:style-name="T1"> classifying the type of the dependency relation.</text:span><text:change text:change-id="ct527142480"/><text:span text:style-name="T1"> Participants </text:span><text:span text:style-name="T36">will</text:span><text:span text:style-name="T1"> parse raw text where no gold-standard </text:span><text:span text:style-name="T34">pre-processing</text:span><text:span text:style-name="T1"> (tokenization, lemmas, morphology) is available. However, there </text:span><text:span text:style-name="T34">are</text:span><text:span text:style-name="T1"> a</text:span><text:span text:style-name="T33">t least </text:span><text:span text:style-name="T34">two</text:span><text:span text:style-name="T1"> open-source pipeline</text:span><text:span text:style-name="T34">s</text:span><text:span text:style-name="T1"> (UDPipe, </text:span><text:a xlink:type="simple" xlink:href="https://ufal.mff.cuni.cz/udpipe/" text:style-name="Internet_20_link" text:visited-style-name="Visited_20_Internet_20_Link"><text:span text:style-name="T1">https://ufal.mff.cuni.cz/udpipe/</text:span></text:a><text:span text:style-name="T1">, </text:span><text:span text:style-name="T34">and SyntaxNet, </text:span><text:a xlink:type="simple" xlink:href="https://www/" text:style-name="Internet_20_link" text:visited-style-name="Visited_20_Internet_20_Link"><text:span text:style-name="T34">https://www</text:span></text:a><text:a xlink:type="simple" xlink:href="https://www.tensorflow/" text:style-name="Internet_20_link" text:visited-style-name="Visited_20_Internet_20_Link"><text:span text:style-name="T34">. </text:span></text:a><text:a xlink:type="simple" xlink:href="https://www.tensorflow/" text:style-name="Internet_20_link" text:visited-style-name="Visited_20_Internet_20_Link"><text:span text:style-name="T34">tensorflow</text:span></text:a><text:a xlink:type="simple" xlink:href="https://www.tensorflow.org/" text:style-name="Internet_20_link" text:visited-style-name="Visited_20_Internet_20_Link"><text:span text:style-name="T34">.org/</text:span></text:a><text:a xlink:type="simple" xlink:href="https://www.tensorflow.org/versions/r0.9/tutorials/syntaxnet/index.html" text:style-name="Internet_20_link" text:visited-style-name="Visited_20_Internet_20_Link"><text:span text:style-name="T34">versions/r0.9/tutorials/syntaxnet/index.html</text:span></text:a><text:span text:style-name="T1">) that the participants can run instead of training their own models for any steps preceding the dependency analysis. We will even provide variants of the test data that have been preprocessed by UDPipe. We believe that this makes the task reasonably accessible</text:span><text:change text:change-id="ct527145840"/><text:span text:style-name="T1">.</text:span></text:p>
      <text:p text:style-name="P3"><text:change text:change-id="ct527141880"/>The task is open to everyone. The organizers rely, as is usual in large shared tasks, on the honesty of all participants who might have some prior knowledge of part of the data that will eventually be used for evaluation, not to unfairly use such knowledge. The only exception is the chair of the organizing team, who cannot submit a system, and who will serve as an authority to resolve any disputes concerning ethical issues or completeness of system descriptions.</text:p>
      <text:h text:style-name="P23" text:outline-level="1"><text:soft-page-break/>Data</text:h>
      <text:p text:style-name="Text_20_body">The task will only <text:span text:style-name="T50">utilize</text:span> resources that are publicly available, royalty-free, and under a license that is free at least for non-commercial usage (e.g., CC BY-SA or CC BY-NC-SA).</text:p>
      <text:h text:style-name="Heading_20_2" text:outline-level="2">Treebanks</text:h>
      <text:p text:style-name="P15">Training/development data will be taken from the Universal Dependencies release 2.0. They will be available for many languages but the exact set of languages will be only known at release time. <text:span text:style-name="T55">Participants are not allowed to use any of the previous UD releases (not only is the UD 1.* annotation style incompatible, it is also not guaranteed that the training-development-test data split remains identical). The UD release 2.0 will not contain the <text:s/>test data, which will be only published at the beginning of the shared task test phase.</text:span></text:p>
      <text:p text:style-name="P16">As is usual in UD, there may be more than one training/<text:span text:style-name="T57">development</text:span> treebank for certain languages. <text:span text:style-name="T57">Typically, the additional treebanks come from a different source and their text is from a different domain.</text:span> Ther<text:span text:style-name="T56">e will be separate test data for each such treebank, and treebanks will be evaluated separately as if they were different languages. Nevertheless, participants are free to use any or all training/development treebanks/languages when they train the parser for any target treebank.</text:span></text:p>
      <text:p text:style-name="P17"><text:span text:style-name="T57">In addition, there will be test sets for which no corresponding training/development data sets exist. These additional test sets will be of two types: </text:span><text:span text:style-name="T46">1. </text:span><text:span text:style-name="T47">parallel</text:span><text:span text:style-name="T46"> test sets</text:span><text:span text:style-name="T58"> for selected known languages. Texts that have not been previously released (not even as part of a UD 1.* treebank) will be manually annotated according to the UD v2 guidelines and used in evaluation. The participating systems will know the language code, they will be thus able to pick the model trained on data from the same language; but the domain will probably be different from their training data. On the other hand, the domain of all these additional test sets (in languages where they are provided) will be identical, as they are parallel texts translated from one source. </text:span><text:span text:style-name="T46">2.</text:span><text:span text:style-name="T58"> The second type of additional test sets are </text:span><text:span text:style-name="T46">surprise languages,</text:span><text:span text:style-name="T58"> which have not been previously released in UD. Names of surprise languages and a small sample of gold-standard data in these languages will be published shortly before the beginning of the evaluation phase.</text:span><text:span text:style-name="T43"> The point of having surprise languages is to encourage participants to pursue truly multilingual approaches to parsing. </text:span><text:span text:style-name="T44">However, participants who do not want to focus on the surprise languages can run a simple delexicalized parser, as predicted POS tags will be provided.</text:span></text:p>
      <text:p text:style-name="P18"><text:span text:style-name="T44">T</text:span><text:span text:style-name="T45">he test set for each treebank will contain at least 10,000 words. There is no upper</text:span><text:span text:style-name="T43"> limit on the test size (the largest test set is currently ~170K). </text:span><text:span text:style-name="T45">Gold-standard annotation of the test data will only be published after the evaluation of the shared task.</text:span></text:p>
      <text:p text:style-name="P19">Participants will receive training+development data with gold-standard tokenization, sentence segmentation, POS tags and dependency relations; for some languages also lemmas and/or morphological features. The size of these data sets will vary according to availability. For some languages, they may be as small as the test set (or even smaller), for others it may be ten times larger than the test set, and for the surprise languages it will be close to zero. One subset of the data will be formally designated as the development set, but participants will be free to use it also for training their final system.</text:p>
      <text:h text:style-name="Heading_20_2" text:outline-level="2">Raw Data</text:h>
      <text:p text:style-name="Text_20_body">We will provide additional raw data for the languages of the shared task, useful, for example, for producing word embeddings. These data sets will be taken from CommonCrawl and automatically sorted by a language recognizer. <text:span text:style-name="T50">They</text:span> may not be available for all languages (note that UD contains also some classical languages such as Ancient Greek). For convenience, we will provide a variant of this data pre-processed by UDPipe, and also pre-computed word embedding vectors for those participants who want to use them but do not want to tweak their own settings of the word-to-vector software.</text:p>
      <text:h text:style-name="Heading_20_2" text:outline-level="2">Parallel Data</text:h>
      <text:p text:style-name="Text_20_body">To support multi-lingual and cross-lingual approaches and model transfers, participants <text:span text:style-name="T11">will be </text:span>allowed to use data from the OPUS parallel corpus (<text:a xlink:type="simple" xlink:href="http://opus.lingfil.uu.se/" text:style-name="Internet_20_link" text:visited-style-name="Visited_20_Internet_20_Link">http://opus.lingfil.uu.se/</text:a>). We will not redistribute these data sets, <text:s/>participants <text:span text:style-name="T59">are</text:span> simply referred to the OPUS website.</text:p>
      <text:h text:style-name="Heading_20_2" text:outline-level="2">Call for Additional Data</text:h>
      <text:p text:style-name="Text_20_body">Instead of organizing a separate open track we encourage the participants to report additional data they want to use <text:span text:style-name="T5">(see below for deadlines and time schedule)</text:span>. If the data sets are relevant to the task and meet the public availability condition, they will be added to the list of resources available to <text:span text:style-name="T11">all </text:span>participants.</text:p>
      <text:h text:style-name="Heading_20_1" text:outline-level="1"><text:soft-page-break/>Evaluation of Participating Systems</text:h>
      <text:p text:style-name="P6">All systems will be required to generate valid output in the CoNLL-U format for all test sets. They will know the language <text:span text:style-name="T60">and treebank code</text:span> of the test set, but they must respond even to unknown language/<text:span text:style-name="T60">treebank</text:span> codes (for which there are no training data). The systems will be able to select either raw text as input, or the file pre-processed by UDPipe.<office:annotation><dc:creator>Daniel Zeman</dc:creator><dc:date>2016-08-25T16:55:07</dc:date><text:p text:style-name="P38"><text:span text:style-name="T67">I would be in favor of allowing up to N runs, which we will evaluate and the participant will be able to describe in their paper, under the condition that they tell us in advance, what is their </text:span><text:span text:style-name="T68">primary run</text:span><text:span text:style-name="T67">; we will use the primary run in the system ranking, even if it’s not the best-scoring run.</text:span></text:p><text:p text:style-name="P38"><text:span text:style-name="T67"/></text:p><text:p text:style-name="P38"><text:span text:style-name="T67">I would wait with announcing this rule until we know more about the Tira platform.</text:span></text:p></office:annotation> Every system must produce <office:annotation office:name="__Annotation__267_1501412069"><dc:creator>Daniel Zeman</dc:creator><dc:date>2016-08-24T10:00:40</dc:date><text:p text:style-name="P38"><text:span text:style-name="T67">BTW, are we going to run the validator and discard outputs that contain cycles?</text:span></text:p><text:p text:style-name="P38"><text:span text:style-name="T67"/></text:p><text:p text:style-name="P38"><text:span text:style-name="T67">What do we do if the system fails to produce valid output for some test sets? We could disqualify the system from the whole contest but I would not do that. I would prefer to set LAS = CNC = 0 on such test sets, and use that in the macro average.</text:span></text:p></office:annotation>valid<office:annotation-end office:name="__Annotation__267_1501412069"/><office:annotation><dc:creator>Joakim Nivre</dc:creator><dc:date>2016-08-26T13:25:21</dc:date><text:p text:style-name="P38"><text:span text:style-name="T70">Reply to Daniel Zeman (08/24/2016, 10:00): "..."</text:span></text:p><text:p><text:span text:style-name="T71">We can run the validator and inform people if their output contains cycles, but it seems to harsh to discard it completely. Even though we prefer well-formed dependency trees, there are many applications where all people want is a set of dependencies. </text:span></text:p><text:p><text:span text:style-name="T71"/></text:p><text:p><text:span text:style-name="T71">I agree with the proposal to set the score to 0 for non-valid ouputs and to include this in the macro-average.</text:span></text:p></office:annotation> output for every test set.</text:p>
      <text:p text:style-name="P6">The evaluation will focus on dependency relations, i.e., the index of the head node and the dependency label. POS tags, lemmas and morphological features are not <text:span text:style-name="T11">counted </text:span>in the main evaluation metric, although the systems are free to predict them too. On the other hand, word segmentation must be reflected in the metric because the systems do not have access to gold-standard segmentation, and identifying the words is a prerequisite for dependency evaluation.</text:p>
      <text:p text:style-name="P7">The evaluation starts by aligning the system-produced words to the gold standard ones (<text:span text:style-name="T6">see </text:span><text:span text:style-name="T7">the </text:span><text:span text:style-name="T6">Appendix</text:span> for details). Once the words are aligned, we will compute <text:span text:style-name="T60">the</text:span> Labeled Attachment Score (LAS) <text:span text:style-name="T60">as the main scoring metric. Systems will be ranked by a macro-average over all test sets.</text:span></text:p>
      <text:p text:style-name="P8">Labeled Attachment Score (LAS<text:span text:style-name="T1">)</text:span><text:span text:style-name="T38"> is a standard evaluation metric in dependency parsing: the percentage of words that are assigned both the correct syntactic head and the correct dependency label. For scoring purposes, only universal dependency labels will be taken into account, which means that language-specific subtypes such as “acl:relcl” (relative clause), a subtype of the universal relation “acl” (adnominal clause), will be truncated to “acl” both in the gold standard and in the parser output in the evaluation. (Parsers can still choose to predict language-specific subtypes if it improves accuracy.) In our configuration, the standard LAS score will also have to be modified to take word segmentation mismatches into account. A dependency is therefore scored as correct only if both nodes of the relation match existing gold-standard nodes. Precision P is the number of correct relations divided by the number of system-produced nodes; recall R is the number of correct relations divided by the number of gold-standard nodes. We </text:span><text:span text:style-name="T39">then </text:span><text:span text:style-name="T38">define LAS a</text:span><text:span text:style-name="T40">s the </text:span><text:span text:style-name="T38">F</text:span><text:span text:style-name="T48">1</text:span><text:span text:style-name="T38"> </text:span><text:span text:style-name="T40">score =</text:span><text:span text:style-name="T38"> 2PR / (P+R).</text:span></text:p>
      <text:p text:style-name="P20"><text:span text:style-name="T1">Besides the central metric and one overall ranking of the systems, we will evaluate the systems along various other dimensions and we may publish additional rankings for sub-tasks (e.g., performance on the surprise languages).</text:span><text:span text:style-name="T41"> </text:span><text:span text:style-name="T42">The evaluation script will be publicly available at the shared task website.</text:span></text:p>
      <text:p text:style-name="P5"><text:span text:style-name="T64">We </text:span><office:annotation office:name="__Annotation__1537_22023478"><dc:creator>Daniel Zeman</dc:creator><dc:date>2016-12-04T21:12:26</dc:date><loext:sender-initials>DZ</loext:sender-initials><text:p><text:span text:style-name="T69">Dan: I have written to the Tira team and applied for the task to be hosted by them.</text:span></text:p></office:annotation><text:span text:style-name="T64">plan</text:span><office:annotation-end office:name="__Annotation__1537_22023478"/><text:span text:style-name="T64"> to use the Tira platform (</text:span><text:a xlink:type="simple" xlink:href="http://www.tira.io/" text:style-name="Internet_20_link" text:visited-style-name="Visited_20_Internet_20_Link"><text:span text:style-name="T64">http://www.tira.io/</text:span></text:a><text:span text:style-name="T64">) </text:span><text:span text:style-name="T65">to evaluate the participating systems</text:span><text:span text:style-name="T64">. Therefore, participants will submit systems, not parsed data, allowing us to keep unreleased test data hidden until after the task has been completed.</text:span></text:p>
      <text:h text:style-name="P24" text:outline-level="1">Timeline</text:h>
      <text:list xml:id="list4244943938754975018" text:style-name="L1">
        <text:list-item>
          <text:p text:style-name="P27"><text:span text:style-name="T9">December </text:span><text:span text:style-name="T8">11</text:span><text:span text:style-name="T9">: Announcement of the shared task and set up of the shared task website. </text:span><text:span text:style-name="T6">Registration for the Shared Task open.</text:span></text:p>
        </text:list-item>
        <text:list-item>
          <text:p text:style-name="P27">January 10: Deadline for suggesting additional data by <text:span text:style-name="T61">participants</text:span> (registration necessary)</text:p>
        </text:list-item>
        <text:list-item>
          <text:p text:style-name="P29">February <text:span text:style-name="T63">20</text:span> … trial data for a few languages will be available</text:p>
        </text:list-item>
        <text:list-item>
          <text:p text:style-name="P31">February 28: Task Registration deadline. Participants have to register to setup their evaluation space and other data, and get access to task data later.</text:p>
        </text:list-item>
        <text:list-item>
          <text:p text:style-name="P29">March 1 … training and development data will be released</text:p>
        </text:list-item>
        <text:list-item>
          <text:p text:style-name="P30">May 1 … surprise languages will be announced and small sample data released</text:p>
        </text:list-item>
        <text:list-item>
          <text:p text:style-name="P30">May 8 – 12 … test phase</text:p>
        </text:list-item>
        <text:list-item>
          <text:p text:style-name="P30">May 15 … results will be announced</text:p>
        </text:list-item>
        <text:list-item>
          <text:p text:style-name="P30">May 26 … submission of system description papers</text:p>
        </text:list-item>
        <text:list-item>
          <text:p text:style-name="P30">June 2 … reviews due</text:p>
        </text:list-item>
        <text:list-item>
          <text:p text:style-name="P30">June 9 … final papers due</text:p>
        </text:list-item>
        <text:list-item>
          <text:p text:style-name="P30">August 3 – 4 … CoNLL, Vancouver, Canada</text:p>
        </text:list-item>
      </text:list>
      <text:h text:style-name="P26" text:outline-level="1" text:is-list-header="true">Appendix: Data format and evaluation details</text:h>
      <text:p text:style-name="P11">The CoNLL-U data format, <text:span text:style-name="T52">used for Universal Dependencies treebanks,</text:span> is described in more detail at <text:a xlink:type="simple" xlink:href="http://universaldependencies.org/format.html" text:style-name="Internet_20_link" text:visited-style-name="Visited_20_Internet_20_Link">http://universaldependencies.org/format.html</text:a>. It is deliberately similar to the CoNLL-X format that was used in the CoNLL 2006 Shared Task and has become a de-facto standard since then. <text:span text:style-name="T52">Each word has its own line and there are tab-separated columns for word form, lemma, POS tag etc. For instance, the following snippet encodes the English sentence </text:span><text:span text:style-name="T31">They buy and sell books.</text:span></text:p>
      <text:p text:style-name="P12"><text:soft-page-break/>1<text:tab/>They<text:tab/>they<text:tab/>PRON<text:tab/>PRP<text:tab/>Case=Nom|Number=Plur<text:tab/>2<text:tab/>nsubj<text:tab/>_<text:tab/>_<text:line-break/>2<text:tab/>buy<text:tab/>buy<text:tab/>VERB<text:tab/>VBP<text:tab/>Number=Plur|Person=3|Tense=Pres<text:tab/>0<text:tab/>root<text:tab/>_<text:tab/>_<text:line-break/>3<text:tab/>and<text:tab/>and<text:tab/>CONJ<text:tab/>CC<text:tab/>_<text:tab/>2<text:tab/>cc<text:tab/>_<text:tab/>_<text:line-break/>4<text:tab/>sell<text:tab/>sell<text:tab/>VERB<text:tab/>VBP<text:tab/>Number=Plur|Person=3|Tense=Pres<text:tab/>2<text:tab/>conj<text:tab/>_<text:tab/>_<text:line-break/>5<text:tab/>books<text:tab/>book<text:tab/>NOUN<text:tab/>NNS<text:tab/>Number=Plur<text:tab/>2<text:tab/>dobj<text:tab/>_<text:tab/>SpaceAfter=No<text:line-break/>6<text:tab/>.<text:tab/>.<text:tab/>PUNCT<text:tab/>.<text:tab/>_<text:tab/>2<text:tab/>punct<text:tab/>_<text:tab/>_</text:p>
      <text:p text:style-name="Heading"><text:span text:style-name="T12">Syntactic </text:span>words <text:span text:style-name="T12">vs. multi-word tokens</text:span></text:p>
      <text:p text:style-name="Text_20_body">However, there are a few important extensions <text:span text:style-name="T53">w.r.t. the CoNLL-X format</text:span>. Perhaps <text:span text:style-name="T12">the </text:span>most important is the notion of <text:span text:style-name="T30">syntactic words</text:span><text:span text:style-name="T1"> vs. </text:span><text:span text:style-name="T30">multi-word tokens</text:span><text:span text:style-name="T1">. It makes the tokenization step in UD harder than the relatively simple procedure called tokenization in other areas of NLP. For instance, German </text:span><text:span text:style-name="T30">zum</text:span><text:span text:style-name="T1"> is a contraction of the preposition </text:span><text:span text:style-name="T30">zu</text:span><text:span text:style-name="T1"> “to”, and the article </text:span><text:span text:style-name="T30">dem</text:span><text:span text:style-name="T1"> “the”. In UD it is a multi-word token consisting of two syntactic words, </text:span><text:span text:style-name="T30">zu</text:span><text:span text:style-name="T1"> and </text:span><text:span text:style-name="T30">dem</text:span><text:span text:style-name="T1">. These syntactic words are nodes in dependency relations. Learning this is harder than separating punctuation from words, because a contraction is not a pure concatenation of the participating words. The CoNLL-U format uses two different mechanisms here: punctuation that is conventionally written adjacent to a word is a separate single-“word” token, and an attribute in the last column tells that there was no whitespace character between the punctuation symbol and the word. On the other hand, the contraction is a multi-word token which has a separate line starting with range of following syntactic words that belong to it. Consider a German phrase </text:span><text:span text:style-name="T28">zur Stadt, zum Haus</text:span><text:span text:style-name="T29"> </text:span><text:span text:style-name="T17">“to the city, to the house”. The corresponding CoNLL-U section could look like this:</text:span></text:p>
      <text:p text:style-name="P9">1-2<text:tab/>zur<text:tab/>_<text:tab/>_<text:tab/>_<text:tab/>_<text:tab/>_<text:tab/>_<text:tab/>_<text:tab/>_<text:line-break/>1<text:tab/>zu<text:tab/>_<text:tab/>ADP<text:tab/>_<text:tab/>_<text:tab/>3<text:tab/>case<text:tab/>_<text:tab/>_<text:line-break/>2<text:tab/>der<text:tab/>_<text:tab/>DET<text:tab/>_<text:tab/>_<text:tab/>3<text:tab/>det<text:tab/>_<text:tab/>_<text:line-break/>3<text:tab/>Stadt<text:tab/>_<text:tab/>NOUN<text:tab/>_<text:tab/>_<text:tab/>0<text:tab/>root<text:tab/>_<text:tab/>SpaceAfter=No<text:line-break/>4<text:tab/>,<text:tab/>_<text:tab/>PUNCT _<text:tab/>_<text:tab/>3<text:tab/>punct<text:tab/>_<text:tab/>_<text:line-break/>5-6<text:tab/>zum<text:tab/>_<text:tab/>_<text:tab/>_<text:tab/>_<text:tab/>_<text:tab/>_<text:tab/>_<text:tab/>_<text:line-break/>5<text:tab/>zu<text:tab/>_<text:tab/>ADP<text:tab/>_<text:tab/>_<text:tab/>7<text:tab/>case<text:tab/>_<text:tab/>_<text:line-break/>6<text:tab/>dem<text:tab/>_<text:tab/>DET<text:tab/>_<text:tab/>_<text:tab/>7<text:tab/>det<text:tab/>_<text:tab/>_<text:line-break/>7<text:tab/>Haus<text:tab/>_<text:tab/>NOUN<text:tab/>_<text:tab/>_<text:tab/>3<text:tab/>conj<text:tab/>_<text:tab/>_</text:p>
      <text:p text:style-name="Text_20_body"><text:span text:style-name="T17">We will not evaluate whether the system correctly generated the range lines (1-2 zur and 5-6 zum, respectively), nor whether it generated the SpaceAfter=No attribute. But we will have to align the nodes (syntactic words) output by the system to those in the gold standard data. Thus if the system fails to recognize </text:span><text:span text:style-name="T19">zur</text:span><text:span text:style-name="T17"> as a contraction and outputs</text:span></text:p>
      <text:p text:style-name="P9">1<text:tab/>zur<text:line-break/>2<text:tab/>Stadt<text:line-break/>3<text:tab/>,</text:p>
      <text:p text:style-name="Text_20_body"><text:span text:style-name="T17">we will treat any relations going to or from the node </text:span><text:span text:style-name="T19">zur</text:span><text:span text:style-name="T17"> as incorrect. The same will happen with the node “Stadt,”, should the system fail to separate punctuation from the word </text:span><text:span text:style-name="T19">Stadt</text:span><text:span text:style-name="T17">.</text:span></text:p>
      <text:p text:style-name="Text_20_body"><text:span text:style-name="T17">If the system wrongly splits the word </text:span><text:span text:style-name="T19">Haus</text:span><text:span text:style-name="T17"> and outputs</text:span></text:p>
      <text:p text:style-name="P9">7-8<text:tab/>Haus<text:line-break/>7<text:tab/>Hau<text:line-break/>8<text:tab/>das</text:p>
      <text:p text:style-name="Text_20_body"><text:span text:style-name="T17">relations involving either </text:span><text:span text:style-name="T19">Hau</text:span><text:span text:style-name="T17"> or </text:span><text:span text:style-name="T19">das</text:span><text:span text:style-name="T17"> will be considered incorrect.</text:span></text:p>
      <text:p text:style-name="Text_20_body"><text:span text:style-name="T17">Even if the system recognizes </text:span><text:span text:style-name="T19">zur</text:span><text:span text:style-name="T17"> as contraction but outputs wrong syntactic word forms, the tokens will be considered </text:span><office:annotation office:name="__Annotation__2285_1501412069"><dc:creator>Daniel Zeman</dc:creator><dc:date>2016-08-24T16:34:54</dc:date><text:p text:style-name="P38"><text:span text:style-name="T67">I am not sure that we want to do this. German contractions are a closed class and straightforward. But in Arabic or Tamil there may be recognizable contractions where one part is an OOV word. The system has no chance of knowing its full form but it may still be able to say that it is a noun and attach it accordingly.</text:span></text:p><text:p text:style-name="P38"><text:span text:style-name="T67"/></text:p><text:p text:style-name="P38"><text:span text:style-name="T67">At least we should disregard case in comparing the word forms, as it is unclear whether ZUM should be ZU DEM, Zu dem, zu dem or something else.</text:span></text:p></office:annotation><text:span text:style-name="T17">incorrect</text:span><office:annotation-end office:name="__Annotation__2285_1501412069"/><text:span text:style-name="T17">:</text:span></text:p>
      <text:p text:style-name="P9">1-2<text:tab/>zur<text:line-break/>1<text:tab/>zur<text:line-break/>2<text:tab/>der</text:p>
      <text:p text:style-name="P10">Relations involving node 1 are incorrect but relations involving node 2 may be correct.</text:p>
      <text:p text:style-name="Heading">Aligning system words with the gold standard</text:p>
      <text:p text:style-name="Text_20_body">Easy part: suppose there are no multi-word tokens (contractions). Both token sequences (gold, system) share the same underlying text (minus whitespace). Tokens can be represented as character ranges. We can find intersections of system character ranges with gold character ranges and find the alignment in one run.</text:p>
      <text:p text:style-name="Text_20_body"><text:soft-page-break/>Now let’s assume there are multi-word tokens. They may contain anything, without any similarity to the original text; however, the data still contains the original surface form and we know which part of the underlying text they correspond <text:span text:style-name="T12">to</text:span>. So we only have to align the individual words between a gold and a system multi-word token. We use the LCS (longest common subsequence) algorithm <text:span text:style-name="T12">to do </text:span>that.</text:p>
      <text:p text:style-name="Text_20_body"><text:span text:style-name="T18">Sentence boundaries</text:span><text:span text:style-name="T14"> will be ignored during token alignment, i.e. the entire test set will be aligned at once. The systems will have to perform sentence segmentation in order to produce valid CoNLL-U files but the sentence boundaries will be evaluated only indirectly, through dependency relations. A dependency relation that goes across a gold sentence boundary is incorrect. If on the other hand the system generates a false sentence break, it will not be penalized directly, but there </text:span><text:span text:style-name="T15">will </text:span><text:span text:style-name="T16">necessarily</text:span><text:span text:style-name="T15"> </text:span><text:span text:style-name="T14">be at least one gold relation that the system </text:span><text:span text:style-name="T15">missed</text:span><text:span text:style-name="T14">; not getting points for such relations will be an indirect penalization for wrong sentence segment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ppleSystemUIFont" svg:font-family=".AppleSystemUIFont"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ppleSystemUIFont1" svg:font-family=".AppleSystemUIFon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3cm" fo:margin-bottom="0.15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5cm" loext:contextual-spacing="false" fo:line-height="100%" fo:text-align="justify" style:justify-single-word="false" fo:orphans="2" fo:widows="2" style:page-number="auto"/>
      <style:text-properties fo:font-size="11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0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top="0.101cm" fo:margin-bottom="0.15cm" loext:contextual-spacing="false"/>
      <style:text-properties fo:font-size="11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01cm" fo:margin-bottom="0.101cm" loext:contextual-spacing="false"/>
      <style:text-properties fo:font-size="14pt"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6cm" fo:margin-bottom="1cm" fo:margin-left="1.6cm" fo:margin-right="1.6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6-08-23T20:38:55.983000000</meta:creation-date>
    <dc:date>2016-12-06T21:25:14.819000000</dc:date>
    <meta:editing-duration>PT16H37M38S</meta:editing-duration>
    <meta:editing-cycles>102</meta:editing-cycles>
    <meta:generator>LibreOffice/5.1.5.2$Windows_x86 LibreOffice_project/7a864d8825610a8c07cfc3bc01dd4fce6a9447e5</meta:generator>
    <dc:creator>Daniel Zeman</dc:creator>
    <meta:document-statistic meta:table-count="0" meta:image-count="0" meta:object-count="0" meta:page-count="5" meta:paragraph-count="66" meta:word-count="2780" meta:character-count="17051" meta:non-whitespace-character-count="14354"/>
  </office:meta>
</office:document-meta>
</file>